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a12" officeooo:paragraph-rsid="00073a12"/>
    </style:style>
    <style:style style:name="P2" style:family="paragraph" style:parent-style-name="Standard">
      <style:paragraph-properties fo:text-align="start" style:justify-single-word="false"/>
      <style:text-properties officeooo:rsid="0008439f" officeooo:paragraph-rsid="0008439f"/>
    </style:style>
    <style:style style:name="P3" style:family="paragraph" style:parent-style-name="Standard">
      <style:paragraph-properties fo:text-align="start" style:justify-single-word="false"/>
      <style:text-properties officeooo:rsid="00028b3c" officeooo:paragraph-rsid="000e3131"/>
    </style:style>
    <style:style style:name="P4" style:family="paragraph" style:parent-style-name="Standard">
      <style:paragraph-properties fo:text-align="start" style:justify-single-word="false"/>
      <style:text-properties officeooo:rsid="00028b3c" officeooo:paragraph-rsid="001221ea"/>
    </style:style>
    <style:style style:name="P5" style:family="paragraph" style:parent-style-name="Standard">
      <style:paragraph-properties fo:text-align="start" style:justify-single-word="false"/>
      <style:text-properties officeooo:rsid="00028b3c" officeooo:paragraph-rsid="0013aa0e"/>
    </style:style>
    <style:style style:name="P6" style:family="paragraph" style:parent-style-name="Standard">
      <style:paragraph-properties fo:text-align="start" style:justify-single-word="false"/>
      <style:text-properties officeooo:rsid="0001b14c" officeooo:paragraph-rsid="000e3131"/>
    </style:style>
    <style:style style:name="P7" style:family="paragraph" style:parent-style-name="Standard">
      <style:paragraph-properties fo:text-align="start" style:justify-single-word="false"/>
      <style:text-properties officeooo:rsid="00091578" officeooo:paragraph-rsid="00091578"/>
    </style:style>
    <style:style style:name="P8" style:family="paragraph" style:parent-style-name="Standard">
      <style:paragraph-properties fo:text-align="start" style:justify-single-word="false"/>
      <style:text-properties officeooo:rsid="001025c1" officeooo:paragraph-rsid="001025c1"/>
    </style:style>
    <style:style style:name="P9" style:family="paragraph" style:parent-style-name="Standard">
      <style:paragraph-properties fo:text-align="start" style:justify-single-word="false"/>
      <style:text-properties officeooo:rsid="000e3131" officeooo:paragraph-rsid="000e3131"/>
    </style:style>
    <style:style style:name="P10" style:family="paragraph" style:parent-style-name="Standard">
      <style:paragraph-properties fo:text-align="start" style:justify-single-word="false"/>
      <style:text-properties officeooo:rsid="00131140" officeooo:paragraph-rsid="00131140"/>
    </style:style>
    <style:style style:name="P11" style:family="paragraph" style:parent-style-name="Standard">
      <style:paragraph-properties fo:text-align="start" style:justify-single-word="false"/>
      <style:text-properties officeooo:rsid="00131140" officeooo:paragraph-rsid="001221ea"/>
    </style:style>
    <style:style style:name="P12" style:family="paragraph" style:parent-style-name="Standard">
      <style:paragraph-properties fo:text-align="start" style:justify-single-word="false"/>
      <style:text-properties officeooo:rsid="00131140" officeooo:paragraph-rsid="000e3131"/>
    </style:style>
    <style:style style:name="P13" style:family="paragraph" style:parent-style-name="Standard">
      <style:paragraph-properties fo:text-align="start" style:justify-single-word="false"/>
      <style:text-properties officeooo:rsid="0013aa0e" officeooo:paragraph-rsid="0013aa0e"/>
    </style:style>
    <style:style style:name="P14" style:family="paragraph" style:parent-style-name="Standard">
      <style:paragraph-properties fo:text-align="start" style:justify-single-word="false"/>
      <style:text-properties officeooo:rsid="001221ea" officeooo:paragraph-rsid="0013aa0e"/>
    </style:style>
    <style:style style:name="P15" style:family="paragraph" style:parent-style-name="Standard">
      <style:paragraph-properties fo:text-align="start" style:justify-single-word="false"/>
      <style:text-properties officeooo:rsid="00170d29" officeooo:paragraph-rsid="00170d29"/>
    </style:style>
    <style:style style:name="P16" style:family="paragraph" style:parent-style-name="Standard">
      <style:paragraph-properties fo:text-align="start" style:justify-single-word="false"/>
      <style:text-properties officeooo:rsid="0015a674" officeooo:paragraph-rsid="0015a674"/>
    </style:style>
    <style:style style:name="P17" style:family="paragraph" style:parent-style-name="Standard">
      <style:paragraph-properties fo:text-align="start" style:justify-single-word="false"/>
      <style:text-properties officeooo:rsid="001c133b" officeooo:paragraph-rsid="001c133b"/>
    </style:style>
    <style:style style:name="P18" style:family="paragraph" style:parent-style-name="Standard">
      <style:paragraph-properties fo:text-align="start" style:justify-single-word="false"/>
      <style:text-properties officeooo:rsid="0019060c" officeooo:paragraph-rsid="0019060c"/>
    </style:style>
    <style:style style:name="P19" style:family="paragraph" style:parent-style-name="Standard">
      <style:paragraph-properties fo:text-align="start" style:justify-single-word="false"/>
      <style:text-properties officeooo:rsid="001e0f0d" officeooo:paragraph-rsid="001e0f0d"/>
    </style:style>
    <style:style style:name="P20" style:family="paragraph" style:parent-style-name="Standard">
      <style:paragraph-properties fo:text-align="start" style:justify-single-word="false"/>
      <style:text-properties officeooo:rsid="001fbd65" officeooo:paragraph-rsid="001fbd65"/>
    </style:style>
    <style:style style:name="P21" style:family="paragraph" style:parent-style-name="Standard">
      <style:paragraph-properties fo:text-align="start" style:justify-single-word="false"/>
      <style:text-properties officeooo:rsid="0021f818" officeooo:paragraph-rsid="0021f818"/>
    </style:style>
    <style:style style:name="P22" style:family="paragraph" style:parent-style-name="Standard">
      <style:paragraph-properties fo:text-align="start" style:justify-single-word="false"/>
      <style:text-properties officeooo:rsid="0024599e" officeooo:paragraph-rsid="0024599e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73a12" officeooo:paragraph-rsid="00073a12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1b14c" officeooo:paragraph-rsid="000e313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3131" officeooo:paragraph-rsid="000e3131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1fbd65" officeooo:paragraph-rsid="001fbd65"/>
    </style:style>
    <style:style style:name="P27" style:family="paragraph" style:parent-style-name="Standard">
      <style:paragraph-properties fo:text-align="start" style:justify-single-word="false"/>
      <style:text-properties officeooo:rsid="0024599e" officeooo:paragraph-rsid="0024599e"/>
    </style:style>
    <style:style style:name="P28" style:family="paragraph" style:parent-style-name="Standard">
      <style:paragraph-properties fo:text-align="start" style:justify-single-word="false"/>
      <style:text-properties officeooo:rsid="00091578" officeooo:paragraph-rsid="002d6a52"/>
    </style:style>
    <style:style style:name="P29" style:family="paragraph" style:parent-style-name="Standard">
      <style:paragraph-properties fo:text-align="start" style:justify-single-word="false"/>
      <style:text-properties officeooo:rsid="0008439f" officeooo:paragraph-rsid="002d6a52"/>
    </style:style>
    <style:style style:name="P30" style:family="paragraph" style:parent-style-name="Standard">
      <style:paragraph-properties fo:text-align="start" style:justify-single-word="false"/>
      <style:text-properties officeooo:rsid="002dd06a" officeooo:paragraph-rsid="002dd06a"/>
    </style:style>
    <style:style style:name="P31" style:family="paragraph" style:parent-style-name="Standard">
      <style:paragraph-properties fo:text-align="start" style:justify-single-word="false"/>
      <style:text-properties officeooo:rsid="001025c1" officeooo:paragraph-rsid="001025c1"/>
    </style:style>
    <style:style style:name="P32" style:family="paragraph" style:parent-style-name="Standard">
      <style:paragraph-properties fo:text-align="start" style:justify-single-word="false"/>
      <style:text-properties officeooo:rsid="002f48bd" officeooo:paragraph-rsid="002f48bd"/>
    </style:style>
    <style:style style:name="T1" style:family="text">
      <style:text-properties officeooo:rsid="0008439f"/>
    </style:style>
    <style:style style:name="T2" style:family="text">
      <style:text-properties officeooo:rsid="000e3131"/>
    </style:style>
    <style:style style:name="T3" style:family="text">
      <style:text-properties officeooo:rsid="00131140"/>
    </style:style>
    <style:style style:name="T4" style:family="text">
      <style:text-properties officeooo:rsid="0014c4dc"/>
    </style:style>
    <style:style style:name="T5" style:family="text">
      <style:text-properties officeooo:rsid="001890fe"/>
    </style:style>
    <style:style style:name="T6" style:family="text">
      <style:text-properties officeooo:rsid="0019060c"/>
    </style:style>
    <style:style style:name="T7" style:family="text">
      <style:text-properties officeooo:rsid="001c133b"/>
    </style:style>
    <style:style style:name="T8" style:family="text">
      <style:text-properties officeooo:rsid="001e0f0d"/>
    </style:style>
    <style:style style:name="T9" style:family="text">
      <style:text-properties officeooo:rsid="0021f818"/>
    </style:style>
    <style:style style:name="T10" style:family="text">
      <style:text-properties officeooo:rsid="0024599e"/>
    </style:style>
    <style:style style:name="T11" style:family="text">
      <style:text-properties officeooo:rsid="0024faaf"/>
    </style:style>
    <style:style style:name="T12" style:family="text">
      <style:text-properties officeooo:rsid="002b73f2"/>
    </style:style>
    <style:style style:name="T13" style:family="text">
      <style:text-properties officeooo:rsid="002dd06a"/>
    </style:style>
    <style:style style:name="T14" style:family="text">
      <style:text-properties officeooo:rsid="002ed35c"/>
    </style:style>
    <style:style style:name="T15" style:family="text">
      <style:text-properties officeooo:rsid="002f48bd"/>
    </style:style>
    <style:style style:name="T16" style:family="text">
      <style:text-properties officeooo:rsid="003320b6"/>
    </style:style>
    <style:style style:name="gr1" style:family="graphic">
      <style:graphic-properties draw:textarea-horizontal-align="justify" draw:textarea-vertical-align="middle" draw:auto-grow-height="false" fo:min-height="0.0366in" fo:min-width="1.0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374in" fo:min-width="1.5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366in" fo:min-width="2.3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366in" fo:min-width="2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0417in" fo:min-width="2.6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362in" fo:min-width="2.4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193in" fo:min-width="0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0417in" fo:min-width="2.7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354in" fo:min-width="2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028in" fo:min-width="3.3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0319in" fo:min-width="3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Functional </text:span>Requirements</text:p>
      <text:p text:style-name="P1"/>
      <text:p text:style-name="P1"/>
      <text:p text:style-name="P8">FR1: User should be able to create an account</text:p>
      <text:p text:style-name="P8"/>
      <text:p text:style-name="P8">FR2: User should be able to log in <text:span text:style-name="T15">with username and password or phone number and password</text:span></text:p>
      <text:p text:style-name="P8"/>
      <text:p text:style-name="P32">FR3: User should be able to log out</text:p>
      <text:p text:style-name="P7"/>
      <text:p text:style-name="P28"><text:span text:style-name="T2">FR4: A push notification should be sent when the picture is pulled</text:span></text:p>
      <text:p text:style-name="P2"/>
      <text:p text:style-name="P29"><text:span text:style-name="T2">FR5: Notifications should be sent to the correct device with the correct topic at the correct time</text:span></text:p>
      <text:p text:style-name="P29"/>
      <text:p text:style-name="P30">FR<text:span text:style-name="T15">6</text:span>: Notifications should be received by the device</text:p>
      <text:p text:style-name="P2"/>
      <text:p text:style-name="P7"><text:span text:style-name="T2">FR7: </text:span>The same picture should not be sent twice</text:p>
      <text:p text:style-name="P7"/>
      <text:p text:style-name="P7"><text:span text:style-name="T2">FR8: </text:span>Gallery should be able to <text:span text:style-name="T3">view pictures by topic</text:span></text:p>
      <text:p text:style-name="P7"/>
      <text:p text:style-name="P8">FR<text:span text:style-name="T15">9</text:span>: <text:span text:style-name="T8">Ability</text:span> to view individual pictures</text:p>
      <text:p text:style-name="P2"/>
      <text:p text:style-name="P2"><text:span text:style-name="T2">FR10: </text:span>User should be able to choose to automatically save pictures to their drive</text:p>
      <text:p text:style-name="P2"/>
      <text:p text:style-name="P2"><text:span text:style-name="T2">FR11: </text:span>User should be able to change preferred search engine from settings menu</text:p>
      <text:p text:style-name="P9"/>
      <text:p text:style-name="P8">FR1<text:span text:style-name="T15">2</text:span>: User should be able to delete account</text:p>
      <text:p text:style-name="P8"/>
      <text:p text:style-name="P8">FR1<text:span text:style-name="T15">3</text:span>: <text:span text:style-name="T8">A</text:span>pplication <text:span text:style-name="T8">should be functional</text:span> on web and mobile</text:p>
      <text:p text:style-name="P8"/>
      <text:p text:style-name="P8">F1<text:span text:style-name="T15">4</text:span>: <text:span text:style-name="T8">Ability</text:span> to save or share picture from notification</text:p>
      <text:p text:style-name="P8"/>
      <text:p text:style-name="P15">F1<text:span text:style-name="T15">5</text:span>: User should be able to save or share from <text:span text:style-name="T6">the</text:span> single <text:span text:style-name="T6">image</text:span> view</text:p>
      <text:p text:style-name="P8"/>
      <text:p text:style-name="P16">F1<text:span text:style-name="T15">6</text:span>: <text:span text:style-name="T8">Application should</text:span> <text:span text:style-name="T8">open to gallery if </text:span>signed in</text:p>
      <text:p text:style-name="P16"/>
      <text:p text:style-name="P18">F1<text:span text:style-name="T15">7</text:span>: Pressing on the image in the notification should take you to the single image view</text:p>
      <text:p text:style-name="P19"/>
      <text:p text:style-name="P19">F1<text:span text:style-name="T15">8</text:span>: Settings changes should be saved to user account</text:p>
      <text:p text:style-name="P19"/>
      <text:p text:style-name="P19">F1<text:span text:style-name="T15">9</text:span>: There should be communication between application and Firebase</text:p>
      <text:p text:style-name="P19"/>
      <text:p text:style-name="P20">F<text:span text:style-name="T15">20</text:span>: Sign up form <text:span text:style-name="T14">lets user enter</text:span> account name, password, phone number, topic, and time</text:p>
      <text:p text:style-name="P20"/>
      <text:p text:style-name="P21">F<text:span text:style-name="T13">21</text:span>: User should not be able to name account an existing account name</text:p>
      <text:p text:style-name="P21"/>
      <text:p text:style-name="P22">F2<text:span text:style-name="T15">2</text:span>: User should be able to <text:span text:style-name="T12">enable or disable</text:span> notifications</text:p>
      <text:p text:style-name="P22"/>
      <text:p text:style-name="P22">F2<text:span text:style-name="T15">3</text:span>: User should be able to recover account from phone number</text:p>
      <text:p text:style-name="P26"/>
      <text:p text:style-name="P2"/>
      <text:p text:style-name="P24">Use Cases</text:p>
      <text:p text:style-name="P6"/>
      <text:p text:style-name="P25">User:</text:p>
      <text:p text:style-name="P3"/>
      <text:p text:style-name="P5"><text:span text:style-name="T7">Signs up – Enters account name, password, and phone number –&gt; C</text:span>hooses a <text:span text:style-name="T5">time and topic for received pictures</text:span></text:p>
      <text:p text:style-name="P5"/>
      <text:p text:style-name="P5"/>
      <text:p text:style-name="P17">User logs in or out</text:p>
      <text:p text:style-name="P13"><draw:custom-shape text:anchor-type="paragraph" draw:z-index="1" draw:name="Shape1" draw:style-name="gr2" svg:width="1.7524in" svg:height="0.0717in" draw:transform="skewX (0.0387463093942742) rotate (0.214500965070103) translate (2.09305555555556in 0.436111111111111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Views single picture</text:p>
      <text:p text:style-name="P4"><draw:custom-shape text:anchor-type="paragraph" draw:z-index="6" draw:name="Shape2" draw:style-name="gr7" svg:width="0.063in" svg:height="0.365in" svg:x="4.6445in" svg:y="0.01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4">Views pictures through gallery<text:tab/><text:tab/><text:tab/><text:tab/></text:p>
      <text:p text:style-name="P14"><draw:custom-shape text:anchor-type="paragraph" draw:z-index="0" draw:name="Shape1" draw:style-name="gr1" svg:width="1.2606in" svg:height="0.0697in" draw:transform="skewX (0.300545697193424) rotate (0.298102236240631) translate (2.68402777777778in 0.422222222222222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tab/><text:tab/><text:tab/><text:tab/>Saves or shares picture</text:p>
      <text:p text:style-name="P4"/>
      <text:p text:style-name="P11">Receives notification at specified time</text:p>
      <text:p text:style-name="P10"/>
      <text:p text:style-name="P3"/>
      <text:p text:style-name="P12"><draw:custom-shape text:anchor-type="paragraph" draw:z-index="2" draw:name="Shape1" draw:style-name="gr3" svg:width="2.6941in" svg:height="0.0732in" draw:transform="skewX (-0.066497044500984) rotate (-0.0694641042293747) translate (1.14444444444444in 0.0555555555555556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1" draw:style-name="gr6" svg:width="2.7705in" svg:height="0.0713in" draw:transform="skewX (-0.184132236085402) rotate (-0.217468024798493) translate (1.14861111111111in 0.0652777777777778in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1" draw:style-name="gr4" svg:width="2.4287in" svg:height="0.0732in" draw:transform="rotate (-0.337372144410504) translate (1.55416666666667in 0.151388888888889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1" draw:style-name="gr5" svg:width="3.0012in" svg:height="0.0823in" draw:transform="skewX (-0.470366233412472) rotate (-0.470191700487273) translate (1.14652777777778in 0.0298611111111111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1" draw:style-name="gr8" svg:width="3.2268in" svg:height="0.0787in" draw:transform="skewX (-0.548207918051419) rotate (-0.546986187575023) translate (1.15972222222222in 0.0888888888888889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1" draw:style-name="gr9" svg:width="3.385in" svg:height="0.0634in" draw:transform="skewX (-0.648738882966292) rotate (-0.650309679293087) translate (1.22152777777778in 0.115277777777778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" draw:style-name="gr10" svg:width="3.8461in" svg:height="0.0559in" draw:transform="skewX (-0.791681348704628) rotate (-0.794648408433018) translate (1.15972222222222in 0.180555555555556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1" draw:style-name="gr11" svg:width="3.6571in" svg:height="0.0598in" draw:transform="skewX (-0.710523538486891) rotate (-0.718901118896464) translate (1.16319444444444in 0.120833333333333in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pens Setting<text:span text:style-name="T4">s</text:span></text:p>
      <text:p text:style-name="P3"><text:tab/><text:tab/><text:tab/><text:tab/><text:tab/><text:tab/><text:tab/><text:tab/><text:span text:style-name="T3">Changes Topic or Time</text:span></text:p>
      <text:p text:style-name="P10"/>
      <text:p text:style-name="P3"><text:tab/><text:tab/><text:tab/><text:tab/><text:tab/><text:tab/><text:tab/><text:tab/><text:span text:style-name="T3">Changes search engine</text:span></text:p>
      <text:p text:style-name="P3"/>
      <text:p text:style-name="P3"><text:tab/><text:tab/><text:tab/><text:tab/><text:tab/><text:tab/><text:tab/><text:tab/><text:span text:style-name="T3">Turns auto-saving on or off</text:span></text:p>
      <text:p text:style-name="P3"/>
      <text:p text:style-name="P3"><text:tab/><text:tab/><text:tab/><text:tab/><text:tab/><text:tab/><text:tab/><text:tab/><text:span text:style-name="T10">Cancels notifications</text:span></text:p>
      <text:p text:style-name="P3"/>
      <text:p text:style-name="P3"><text:tab/><text:tab/><text:tab/><text:tab/><text:tab/><text:tab/><text:tab/><text:tab/><text:span text:style-name="T10">Changes phone number</text:span></text:p>
      <text:p text:style-name="P3"/>
      <text:p text:style-name="P3"><text:tab/><text:tab/><text:tab/><text:tab/><text:tab/><text:tab/><text:tab/><text:tab/><text:span text:style-name="T9">Changes Password</text:span></text:p>
      <text:p text:style-name="P3"/>
      <text:p text:style-name="P12"><text:tab/><text:tab/><text:tab/><text:tab/><text:tab/><text:tab/><text:tab/><text:tab/><text:span text:style-name="T11">Saves settings</text:span></text:p>
      <text:p text:style-name="P12"/>
      <text:p text:style-name="P12"><text:tab/><text:tab/><text:tab/><text:tab/><text:tab/><text:tab/><text:tab/><text:tab/><text:span text:style-name="T11">Deletes accou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3:30:56.265000000</meta:creation-date>
    <dc:date>2020-10-15T10:12:23.071000000</dc:date>
    <meta:editing-duration>PT2H5M51S</meta:editing-duration>
    <meta:editing-cycles>33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41" meta:word-count="324" meta:character-count="1969" meta:non-whitespace-character-count="1601"/>
  </office:meta>
</office:document-meta>
</file>